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C000002F5ECFFB59E4B171C01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697cm" svg:height="4cm" svg:x="0.152cm" svg:y="0cm">
          <draw:image xlink:href="Pictures/10000000000002BC000002F5ECFFB59E4B171C0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Gabin Courdy</meta:initial-creator>
    <meta:creation-date>2023-10-27T19:27:32.927000000</meta:creation-date>
    <dc:date>2023-10-27T19:40:04.767000000</dc:date>
    <dc:creator>Gabin Courdy</dc:creator>
    <meta:editing-duration>PT12M32S</meta:editing-duration>
    <meta:editing-cycles>1</meta:editing-cycles>
    <meta:document-statistic meta:object-count="1"/>
    <meta:generator>LibreOffice/7.6.2.1$Windows_X86_64 LibreOffice_project/56f7684011345957bbf33a7ee678afaf4d2ba333</meta:generator>
  </office:meta>
</office:document-meta>
</file>